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25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6.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20pt" fo:font-weight="bold" officeooo:rsid="0002ef3c" officeooo:paragraph-rsid="0002ef3c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DejaVu Sans" officeooo:rsid="0002ef3c" officeooo:paragraph-rsid="0002ef3c"/>
    </style:style>
    <style:style style:name="P3" style:family="paragraph" style:parent-style-name="Standard">
      <style:paragraph-properties>
        <style:tab-stops>
          <style:tab-stop style:position="6.3283in"/>
        </style:tab-stops>
      </style:paragraph-properties>
      <style:text-properties style:font-name="DejaVu Sans" fo:font-size="14pt" officeooo:rsid="0002ef3c" officeooo:paragraph-rsid="0002ef3c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2pt" officeooo:rsid="0002ef3c" officeooo:paragraph-rsid="0002ef3c" style:font-size-asian="12pt" style:font-size-complex="12pt"/>
    </style:style>
    <style:style style:name="P5" style:family="paragraph" style:parent-style-name="Standard" style:master-page-name="">
      <style:paragraph-properties style:page-number="auto">
        <style:tab-stops>
          <style:tab-stop style:position="6.3283in"/>
        </style:tab-stops>
      </style:paragraph-properties>
      <style:text-properties style:font-name="DejaVu Sans" fo:font-size="14pt" officeooo:rsid="0002ef3c" officeooo:paragraph-rsid="0002ef3c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 text:number-lines="false" text:line-number="0">
        <style:tab-stops>
          <style:tab-stop style:position="6.3283in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solid" style:text-underline-width="auto" style:text-underline-color="font-color" fo:font-weight="normal" officeooo:rsid="0002ef3c" officeooo:paragraph-rsid="0002ef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font-name="DejaVu Sans" officeooo:rsid="0002ef3c" officeooo:paragraph-rsid="0002ef3c"/>
    </style:style>
    <style:style style:name="P8" style:family="paragraph" style:parent-style-name="Standard">
      <style:paragraph-properties fo:text-align="justify" style:justify-single-word="false"/>
      <style:text-properties style:font-name="DejaVu Sans" officeooo:rsid="0005ac76" officeooo:paragraph-rsid="0005ac7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ac76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rmação do Tema do Projeto de CM10<text:span text:style-name="T2">3</text:span> - 2018s<text:span text:style-name="T2">2</text:span></text:p>
      <text:p text:style-name="P2"/>
      <text:p text:style-name="P5">Nome: <text:span text:style-name="T1"><text:tab/><text:tab/></text:span></text:p>
      <text:p text:style-name="P3">Tema:<text:span text:style-name="T1"><text:tab/><text:tab/></text:span></text:p>
      <text:p text:style-name="P2"/>
      <text:p text:style-name="P7">Descreva brevemente o assunto que será tratato no projeto. Por exemplo, qual a ideia do método, qual o processo de resolução, quais as pecularidades, etc.</text:p>
      <text:p text:style-name="P8">Coloque ao menos uma referência para o projeto.</text:p>
      <text:p text:style-name="P4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  <text:p text:style-name="P6"><text:tab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7:02:04.347590335</meta:creation-date>
    <dc:date>2018-11-01T14:27:37.948033087</dc:date>
    <meta:editing-duration>PT12M56S</meta:editing-duration>
    <meta:editing-cycles>3</meta:editing-cycles>
    <meta:generator>LibreOffice/6.1.2.1$Linux_X86_64 LibreOffice_project/10$Build-1</meta:generator>
    <meta:document-statistic meta:table-count="1" meta:image-count="0" meta:object-count="0" meta:page-count="1" meta:paragraph-count="43" meta:word-count="44" meta:character-count="302" meta:non-whitespace-character-count="220"/>
  </office:meta>
</office:document-meta>
</file>